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text-properties fo:color="#423c1f" style:font-name="Verdana" fo:font-size="9pt" fo:font-weight="bold"/>
    </style:style>
    <style:style style:name="T1" style:family="text">
      <style:text-properties fo:color="#5a5a5a" style:font-name="Verdana" fo:font-size="8.2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Grilled Asparagus with Champagne Vinaigrette </text:h>
      <text:p text:style-name="Text_20_body"><text:span text:style-name="T1">Prep time: 5 minutes<text:line-break/>Grilling time: 4 to 6 minutes<text:line-break/><text:line-break/>2 pounds asparagus<text:line-break/>3 tablespoons extra virgin olive oil<text:line-break/>1 tablespoon champagne vinegar<text:line-break/>1-1/2 teaspoons </text:span><text:a xlink:type="simple" xlink:href="http://cts.vresp.com/c/?WeberStephenProducts/c592d14369/28a57eea9c/e4f975e0fb" office:target-frame-name="_blank" xlink:show="new">Weber® Grill Creations® Veggie Grill Seasoning</text:a><text:span text:style-name="T1"><text:line-break/><text:line-break/>1. Remove and discard the tough bottom of each asparagus spear by grasping both ends and bending gently until the spear snaps, usually 2/3 of the way down the spear. Using a vegetable peeler, peel off the outer skin from the bottom half of each remaining spear. <text:line-break/><text:line-break/>2. Spread the asparagus on a large platter. In a small bowl whisk the oil and vinegar with the seasoning to form a vinaigrette. Pour the vinaigrette over the asparagus and toss to coat each spear evenly.<text:line-break/><text:line-break/>3. Grill the asparagus over </text:span><text:span text:style-name="Emphasis"><text:span text:style-name="Strong_20_Emphasis"><text:span text:style-name="T1">direct medium heat</text:span></text:span></text:span><text:span text:style-name="T1"> (350°F to 450°F), with the lid closed as much as possible, until browned in spots and crisp tender, 4 to 6 minutes, turning occasionally. Serve warm or at room temperatur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bertm </meta:initial-creator>
    <meta:creation-date>2010-12-27T03:47:44</meta:creation-date>
    <meta:document-statistic meta:table-count="0" meta:image-count="0" meta:object-count="0" meta:page-count="1" meta:paragraph-count="2" meta:word-count="158" meta:character-count="936"/>
    <dc:date>2010-12-27T03:48:24</dc:date>
    <dc:creator>robertm </dc:creator>
    <meta:editing-duration>PT00H00M40S</meta:editing-duration>
    <meta:editing-cycles>1</meta:editing-cycles>
    <meta:generator>OpenOffice.org/3.1$Unix OpenOffice.org_project/310m19$Build-9420</meta:generator>
  </office:meta>
</office:document-meta>
</file>